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STIXGeneral" svg:font-family="STIXGeneral, 'Arial Unicode MS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71e9d"/>
    </style:style>
    <style:style style:name="P3" style:family="paragraph" style:parent-style-name="Text_20_body" style:list-style-name="L2">
      <style:text-properties officeooo:paragraph-rsid="00071e9d"/>
    </style:style>
    <style:style style:name="P4" style:family="paragraph" style:parent-style-name="Text_20_body" style:list-style-name="L3">
      <style:text-properties officeooo:paragraph-rsid="00071e9d"/>
    </style:style>
    <style:style style:name="P5" style:family="paragraph" style:parent-style-name="Text_20_body" style:list-style-name="L4">
      <style:text-properties officeooo:paragraph-rsid="00071e9d"/>
    </style:style>
    <style:style style:name="P6" style:family="paragraph" style:parent-style-name="Text_20_body" style:list-style-name="L5">
      <style:text-properties officeooo:paragraph-rsid="00071e9d"/>
    </style:style>
    <style:style style:name="P7" style:family="paragraph" style:parent-style-name="Text_20_body">
      <style:text-properties officeooo:paragraph-rsid="00071e9d"/>
    </style:style>
    <style:style style:name="P8" style:family="paragraph" style:parent-style-name="Text_20_body" style:list-style-name="L6">
      <style:text-properties officeooo:paragraph-rsid="00071e9d"/>
    </style:style>
    <style:style style:name="P9" style:family="paragraph" style:parent-style-name="Text_20_body" style:list-style-name="L7">
      <style:text-properties officeooo:paragraph-rsid="00071e9d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paragraph-rsid="00071e9d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officeooo:paragraph-rsid="00071e9d"/>
    </style:style>
    <style:style style:name="P13" style:family="paragraph" style:parent-style-name="Text_20_body" style:list-style-name="L3">
      <style:paragraph-properties fo:margin-top="0cm" fo:margin-bottom="0cm" loext:contextual-spacing="false"/>
      <style:text-properties officeooo:paragraph-rsid="00071e9d"/>
    </style:style>
    <style:style style:name="P14" style:family="paragraph" style:parent-style-name="Text_20_body" style:list-style-name="L4">
      <style:paragraph-properties fo:margin-top="0cm" fo:margin-bottom="0cm" loext:contextual-spacing="false"/>
      <style:text-properties officeooo:paragraph-rsid="00071e9d"/>
    </style:style>
    <style:style style:name="P15" style:family="paragraph" style:parent-style-name="Text_20_body" style:list-style-name="L5">
      <style:paragraph-properties fo:margin-top="0cm" fo:margin-bottom="0cm" loext:contextual-spacing="false"/>
      <style:text-properties officeooo:paragraph-rsid="00071e9d"/>
    </style:style>
    <style:style style:name="P16" style:family="paragraph" style:parent-style-name="Text_20_body" style:list-style-name="L6">
      <style:paragraph-properties fo:margin-top="0cm" fo:margin-bottom="0cm" loext:contextual-spacing="false"/>
      <style:text-properties officeooo:paragraph-rsid="00071e9d"/>
    </style:style>
    <style:style style:name="P17" style:family="paragraph" style:parent-style-name="Text_20_body" style:list-style-name="L7">
      <style:paragraph-properties fo:margin-top="0cm" fo:margin-bottom="0cm" loext:contextual-spacing="false"/>
      <style:text-properties officeooo:paragraph-rsid="00071e9d"/>
    </style:style>
    <style:style style:name="P18" style:family="paragraph" style:parent-style-name="Heading_20_1">
      <style:text-properties officeooo:paragraph-rsid="00071e9d"/>
    </style:style>
    <style:style style:name="P19" style:family="paragraph" style:parent-style-name="Heading_20_2">
      <style:text-properties officeooo:paragraph-rsid="00071e9d"/>
    </style:style>
    <style:style style:name="P20" style:family="paragraph" style:parent-style-name="Standard">
      <style:text-properties officeooo:paragraph-rsid="00071e9d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style:style style:name="T3" style:family="text">
      <style:text-properties fo:font-variant="normal" fo:text-transform="none" style:font-name="STIXGeneral" fo:font-style="normal" fo:font-weight="normal"/>
    </style:style>
    <style:style style:name="T4" style:family="text">
      <style:text-properties officeooo:rsid="00071e9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 Opérations sur les ensembles</text:h>
      <text:p text:style-name="P7"><text:bookmark text:name="MathJax-Span-2"/><text:bookmark text:name="MathJax-Element-1-Frame"/><text:bookmark text:name="MathJax-Span-3"/><text:bookmark text:name="MathJax-Span-1"/><text:span text:style-name="T1">A</text:span>, <text:bookmark text:name="MathJax-Span-6"/><text:bookmark text:name="MathJax-Span-5"/><text:bookmark text:name="MathJax-Span-4"/><text:bookmark text:name="MathJax-Element-2-Frame"/><text:span text:style-name="T1">B</text:span> et <text:bookmark text:name="MathJax-Span-9"/><text:bookmark text:name="MathJax-Span-8"/><text:bookmark text:name="MathJax-Span-7"/><text:bookmark text:name="MathJax-Element-3-Frame"/><text:span text:style-name="T1">C</text:span> sont des parties (sous-ensembles) d’un ensemble <text:bookmark text:name="MathJax-Element-4-Frame"/><text:bookmark text:name="MathJax-Span-10"/><text:bookmark text:name="MathJax-Span-12"/><text:bookmark text:name="MathJax-Span-11"/><text:span text:style-name="T1">E</text:span>.</text:p>
      <text:h text:style-name="P19" text:outline-level="2"><text:bookmark text:name="simplifications-elementaires"/><text:a xlink:type="simple" xlink:href="http://profgra.org/lycee/BTS-SIO2-U21-11_Theorie_des_ensembles_exercices.html#simplifications-elementaires" text:style-name="Internet_20_link" text:visited-style-name="Visited_20_Internet_20_Link">1.1.</text:a> Simplifications élémentaires</text:h>
      <text:p text:style-name="P7">Réduire les expressions à une expression d’un seul symbole à choisir parmi <text:bookmark text:name="MathJax-Span-15"/><text:bookmark text:name="MathJax-Span-14"/><text:bookmark text:name="MathJax-Span-13"/><text:bookmark text:name="MathJax-Element-5-Frame"/>∅, <text:bookmark text:name="MathJax-Span-18"/><text:bookmark text:name="MathJax-Span-17"/><text:bookmark text:name="MathJax-Span-16"/><text:bookmark text:name="MathJax-Element-6-Frame"/><text:span text:style-name="T1">E</text:span> et <text:bookmark text:name="MathJax-Element-7-Frame"/><text:bookmark text:name="MathJax-Span-19"/><text:bookmark text:name="MathJax-Span-20"/><text:bookmark text:name="MathJax-Span-21"/><text:span text:style-name="T1">A</text:span> :</text:p>
      <text:list xml:id="list2939578412" text:style-name="L1">
        <text:list-item>
          <text:p text:style-name="P11"><text:bookmark text:name="MathJax-Element-8-Frame"/><text:bookmark text:name="MathJax-Span-22"/><text:bookmark text:name="MathJax-Span-23"/><text:bookmark text:name="MathJax-Span-24"/><text:span text:style-name="T1">A</text:span><text:bookmark text:name="MathJax-Span-25"/>∪<text:bookmark text:name="MathJax-Span-26"/>∅ <text:bookmark text:name="MathJax-Span-29"/><text:bookmark text:name="MathJax-Span-28"/><text:bookmark text:name="MathJax-Span-27"/><text:bookmark text:name="MathJax-Element-9-Frame"/><text:span text:style-name="T4">; </text:span><text:span text:style-name="T1">A</text:span><text:bookmark text:name="MathJax-Span-30"/>∩<text:bookmark text:name="MathJax-Span-31"/>∅ </text:p>
        </text:list-item>
        <text:list-item>
          <text:p text:style-name="P11"><text:bookmark text:name="MathJax-Span-32"/><text:bookmark text:name="MathJax-Element-10-Frame"/><text:bookmark text:name="MathJax-Span-34"/><text:bookmark text:name="MathJax-Span-33"/><text:span text:style-name="T1">A</text:span><text:bookmark text:name="MathJax-Span-35"/>∪<text:bookmark text:name="MathJax-Span-36"/><text:span text:style-name="T1">E</text:span> <text:bookmark text:name="MathJax-Span-39"/><text:bookmark text:name="MathJax-Span-38"/><text:bookmark text:name="MathJax-Span-37"/><text:bookmark text:name="MathJax-Element-11-Frame"/><text:span text:style-name="T4">; </text:span><text:span text:style-name="T1">A</text:span><text:bookmark text:name="MathJax-Span-40"/>∩<text:bookmark text:name="MathJax-Span-41"/><text:span text:style-name="T1">E</text:span> </text:p>
        </text:list-item>
        <text:list-item>
          <text:p text:style-name="P11"><text:bookmark text:name="MathJax-Span-42"/><text:bookmark text:name="MathJax-Span-43"/><text:bookmark text:name="MathJax-Span-44"/><text:bookmark text:name="MathJax-Element-12-Frame"/><text:span text:style-name="T1">A</text:span><text:bookmark text:name="MathJax-Span-45"/>∪<text:bookmark text:name="MathJax-Span-46"/><text:span text:style-name="T1">A</text:span> <text:bookmark text:name="MathJax-Span-49"/><text:bookmark text:name="MathJax-Span-48"/><text:bookmark text:name="MathJax-Span-47"/><text:bookmark text:name="MathJax-Element-13-Frame"/><text:span text:style-name="T4">; </text:span><text:span text:style-name="T1">A</text:span><text:bookmark text:name="MathJax-Span-50"/>∩<text:bookmark text:name="MathJax-Span-51"/><text:span text:style-name="T1">A</text:span> </text:p>
        </text:list-item>
        <text:list-item>
          <text:p text:style-name="P2"><text:bookmark text:name="MathJax-Element-14-Frame"/><text:bookmark text:name="MathJax-Span-54"/><text:bookmark text:name="MathJax-Span-53"/><text:bookmark text:name="MathJax-Span-52"/><text:span text:style-name="T1">A</text:span><text:bookmark text:name="MathJax-Span-55"/>∩<text:bookmark text:name="MathJax-Span-56"/><text:span text:style-name="T2">(</text:span><text:bookmark text:name="MathJax-Span-57"/><text:span text:style-name="T2">(</text:span><text:bookmark text:name="MathJax-Span-58"/>∅<text:bookmark text:name="MathJax-Span-59"/><text:span text:style-name="T4"> </text:span>∪<text:bookmark text:name="MathJax-Span-60"/><text:span text:style-name="T4"> </text:span><text:span text:style-name="T1">A</text:span><text:bookmark text:name="MathJax-Span-61"/><text:span text:style-name="T2">)</text:span><text:bookmark text:name="MathJax-Span-62"/>∩<text:bookmark text:name="MathJax-Span-63"/><text:span text:style-name="T1">E</text:span><text:bookmark text:name="MathJax-Span-64"/><text:span text:style-name="T2">)</text:span> </text:p>
        </text:list-item>
      </text:list>
      <text:h text:style-name="P19" text:outline-level="2"><text:bookmark text:name="simplifications"/><text:a xlink:type="simple" xlink:href="http://profgra.org/lycee/BTS-SIO2-U21-11_Theorie_des_ensembles_exercices.html#simplifications" text:style-name="Internet_20_link" text:visited-style-name="Visited_20_Internet_20_Link">1.2.</text:a> Simplifications</text:h>
      <text:p text:style-name="P7">Simplifier les expressions suivantes :</text:p>
      <text:list xml:id="list2596581290" text:style-name="L4">
        <text:list-item>
          <text:p text:style-name="P14"><text:bookmark text:name="MathJax-Span-65"/><text:bookmark text:name="MathJax-Span-67"/><text:bookmark text:name="MathJax-Span-66"/><text:bookmark text:name="MathJax-Element-15-Frame"/><text:span text:style-name="T1">A</text:span><text:bookmark text:name="MathJax-Span-68"/>∩<text:bookmark text:name="MathJax-Span-69"/><text:span text:style-name="T2">(</text:span><text:bookmark text:name="MathJax-Span-71"/><text:bookmark text:name="MathJax-Span-70"/><text:span text:style-name="T2">¯</text:span><text:span text:style-name="T1">A</text:span><text:bookmark text:name="MathJax-Span-73"/>∩<text:bookmark text:name="MathJax-Span-74"/><text:span text:style-name="T1">B</text:span><text:bookmark text:name="MathJax-Span-75"/><text:span text:style-name="T2">)</text:span> <text:span text:style-name="T4">; </text:span><text:bookmark text:name="MathJax-Span-78"/><text:bookmark text:name="MathJax-Span-77"/><text:bookmark text:name="MathJax-Span-76"/><text:bookmark text:name="MathJax-Element-16-Frame"/><text:span text:style-name="T1">A</text:span><text:bookmark text:name="MathJax-Span-79"/>∪<text:bookmark text:name="MathJax-Span-80"/><text:span text:style-name="T2">(</text:span><text:bookmark text:name="MathJax-Span-82"/><text:bookmark text:name="MathJax-Span-81"/><text:span text:style-name="T2">¯</text:span><text:span text:style-name="T1">A</text:span><text:bookmark text:name="MathJax-Span-84"/>∪<text:bookmark text:name="MathJax-Span-85"/><text:span text:style-name="T1">B</text:span><text:bookmark text:name="MathJax-Span-86"/><text:span text:style-name="T2">)</text:span> <text:span text:style-name="T4">; </text:span><text:bookmark text:name="MathJax-Span-89"/><text:bookmark text:name="MathJax-Span-88"/><text:bookmark text:name="MathJax-Span-87"/><text:bookmark text:name="MathJax-Element-17-Frame"/><text:span text:style-name="T1">A</text:span><text:bookmark text:name="MathJax-Span-90"/>∪<text:bookmark text:name="MathJax-Span-91"/><text:span text:style-name="T2">(</text:span><text:bookmark text:name="MathJax-Span-92"/><text:bookmark text:name="MathJax-Span-93"/><text:span text:style-name="T2">¯</text:span><text:span text:style-name="T1">A</text:span><text:bookmark text:name="MathJax-Span-95"/>∩<text:bookmark text:name="MathJax-Span-96"/><text:span text:style-name="T1">B</text:span><text:bookmark text:name="MathJax-Span-97"/><text:span text:style-name="T2">)</text:span> </text:p>
        </text:list-item>
        <text:list-item>
          <text:p text:style-name="P5"><text:bookmark text:name="MathJax-Span-100"/><text:bookmark text:name="MathJax-Element-18-Frame"/><text:bookmark text:name="MathJax-Span-98"/><text:bookmark text:name="MathJax-Span-99"/><text:span text:style-name="T2">(</text:span><text:bookmark text:name="MathJax-Span-102"/><text:bookmark text:name="MathJax-Span-101"/><text:span text:style-name="T2">¯</text:span><text:span text:style-name="T1">A</text:span><text:bookmark text:name="MathJax-Span-104"/><text:bookmark text:name="MathJax-Span-103"/>∩<text:bookmark text:name="MathJax-Span-105"/><text:span text:style-name="T1">B</text:span><text:bookmark text:name="MathJax-Span-106"/><text:span text:style-name="T2">)</text:span><text:bookmark text:name="MathJax-Span-107"/>∪<text:bookmark text:name="MathJax-Span-108"/><text:span text:style-name="T2">(</text:span><text:bookmark text:name="MathJax-Span-109"/><text:span text:style-name="T1">A</text:span><text:bookmark text:name="MathJax-Span-110"/>∩<text:bookmark text:name="MathJax-Span-111"/><text:span text:style-name="T1">B</text:span><text:bookmark text:name="MathJax-Span-112"/><text:span text:style-name="T2">)</text:span> </text:p>
        </text:list-item>
      </text:list>
      <text:h text:style-name="P19" text:outline-level="2"><text:bookmark text:name="visualisations"/><text:a xlink:type="simple" xlink:href="http://profgra.org/lycee/BTS-SIO2-U21-11_Theorie_des_ensembles_exercices.html#visualisations" text:style-name="Internet_20_link" text:visited-style-name="Visited_20_Internet_20_Link">1.3.</text:a> Visualisations</text:h>
      <text:p text:style-name="P7">Représenter graphiquement :</text:p>
      <text:list xml:id="list991990100" text:style-name="L5">
        <text:list-item>
          <text:p text:style-name="P15"><text:bookmark text:name="MathJax-Span-115"/><text:bookmark text:name="MathJax-Element-19-Frame"/><text:bookmark text:name="MathJax-Span-113"/><text:bookmark text:name="MathJax-Span-114"/><text:span text:style-name="T2">(</text:span><text:bookmark text:name="MathJax-Span-117"/><text:bookmark text:name="MathJax-Span-116"/><text:span text:style-name="T2">¯</text:span><text:span text:style-name="T1">A</text:span><text:bookmark text:name="MathJax-Span-119"/>∩<text:bookmark text:name="MathJax-Span-120"/><text:span text:style-name="T1">B</text:span><text:bookmark text:name="MathJax-Span-121"/><text:span text:style-name="T2">)</text:span><text:bookmark text:name="MathJax-Span-122"/>∪<text:bookmark text:name="MathJax-Span-123"/><text:span text:style-name="T2">(</text:span><text:bookmark text:name="MathJax-Span-124"/><text:span text:style-name="T1">B</text:span><text:bookmark text:name="MathJax-Span-125"/>∩<text:bookmark text:name="MathJax-Span-126"/><text:span text:style-name="T1">C</text:span><text:bookmark text:name="MathJax-Span-127"/><text:span text:style-name="T2">)</text:span> </text:p>
        </text:list-item>
        <text:list-item>
          <text:p text:style-name="P6"><text:bookmark text:name="MathJax-Span-130"/><text:bookmark text:name="MathJax-Element-20-Frame"/><text:bookmark text:name="MathJax-Span-128"/><text:bookmark text:name="MathJax-Span-129"/><text:span text:style-name="T1">A</text:span><text:bookmark text:name="MathJax-Span-131"/>∩<text:bookmark text:name="MathJax-Span-133"/><text:bookmark text:name="MathJax-Span-132"/><text:span text:style-name="T2">¯</text:span><text:span text:style-name="T1">B</text:span><text:bookmark text:name="MathJax-Span-135"/>∩<text:bookmark text:name="MathJax-Span-136"/><text:span text:style-name="T1">C</text:span> </text:p>
        </text:list-item>
      </text:list>
      <text:h text:style-name="P19" text:outline-level="2"><text:bookmark text:name="produits-cartesiens"/><text:a xlink:type="simple" xlink:href="http://profgra.org/lycee/BTS-SIO2-U21-11_Theorie_des_ensembles_exercices.html#produits-cartesiens" text:style-name="Internet_20_link" text:visited-style-name="Visited_20_Internet_20_Link">1.4.</text:a> Produits cartésiens</text:h>
      <text:p text:style-name="P7">On a <text:bookmark text:name="MathJax-Span-139"/><text:bookmark text:name="MathJax-Span-138"/><text:bookmark text:name="MathJax-Span-137"/><text:bookmark text:name="MathJax-Element-21-Frame"/><text:span text:style-name="T1">E</text:span><text:bookmark text:name="MathJax-Span-140"/><text:span text:style-name="T2">=</text:span><text:bookmark text:name="MathJax-Span-142"/><text:bookmark text:name="MathJax-Span-141"/><text:span text:style-name="T2">{</text:span><text:bookmark text:name="MathJax-Span-143"/><text:span text:style-name="T2">5</text:span><text:bookmark text:name="MathJax-Span-144"/><text:span text:style-name="T2">;</text:span><text:bookmark text:name="MathJax-Span-145"/><text:span text:style-name="T2">6</text:span><text:bookmark text:name="MathJax-Span-146"/><text:span text:style-name="T2">}</text:span> et <text:bookmark text:name="MathJax-Span-149"/><text:bookmark text:name="MathJax-Span-148"/><text:bookmark text:name="MathJax-Span-147"/><text:bookmark text:name="MathJax-Element-22-Frame"/><text:span text:style-name="T1">F</text:span><text:bookmark text:name="MathJax-Span-150"/><text:span text:style-name="T2">=</text:span><text:bookmark text:name="MathJax-Span-152"/><text:bookmark text:name="MathJax-Span-151"/><text:span text:style-name="T2">{</text:span><text:bookmark text:name="MathJax-Span-153"/><text:span text:style-name="T2">7</text:span><text:bookmark text:name="MathJax-Span-154"/><text:span text:style-name="T2">;</text:span><text:bookmark text:name="MathJax-Span-155"/><text:span text:style-name="T2">8</text:span><text:bookmark text:name="MathJax-Span-156"/><text:span text:style-name="T2">;</text:span><text:bookmark text:name="MathJax-Span-157"/><text:span text:style-name="T2">9</text:span><text:bookmark text:name="MathJax-Span-158"/><text:span text:style-name="T2">}</text:span>.</text:p>
      <text:p text:style-name="P7">Pour chaque ensemble donné ci-après, le décrire et donner son cardinal :</text:p>
      <text:p text:style-name="P7"><text:bookmark text:name="MathJax-Span-161"/><text:bookmark text:name="MathJax-Element-23-Frame"/><text:bookmark text:name="MathJax-Span-159"/><text:bookmark text:name="MathJax-Span-160"/><text:span text:style-name="T1">E</text:span><text:bookmark text:name="MathJax-Span-162"/><text:span text:style-name="T2">×</text:span><text:bookmark text:name="MathJax-Span-163"/><text:span text:style-name="T1">F</text:span>, <text:bookmark text:name="MathJax-Span-166"/><text:bookmark text:name="MathJax-Span-165"/><text:bookmark text:name="MathJax-Span-164"/><text:bookmark text:name="MathJax-Element-24-Frame"/><text:span text:style-name="T1">F</text:span><text:bookmark text:name="MathJax-Span-167"/><text:span text:style-name="T2">×</text:span><text:bookmark text:name="MathJax-Span-168"/><text:span text:style-name="T1">E</text:span>, <text:bookmark text:name="MathJax-Element-25-Frame"/><text:bookmark text:name="MathJax-Span-171"/><text:bookmark text:name="MathJax-Span-170"/><text:bookmark text:name="MathJax-Span-169"/><text:span text:style-name="T1">E</text:span><text:bookmark text:name="MathJax-Span-174"/><text:bookmark text:name="MathJax-Span-173"/><text:bookmark text:name="MathJax-Span-172"/><text:span text:style-name="T3">²</text:span><text:bookmark text:name="MathJax-Span-175"/><text:span text:style-name="T2">(</text:span><text:bookmark text:name="MathJax-Span-176"/><text:span text:style-name="T2">=</text:span><text:bookmark text:name="MathJax-Span-177"/><text:span text:style-name="T1">E</text:span><text:bookmark text:name="MathJax-Span-178"/><text:span text:style-name="T2">×</text:span><text:bookmark text:name="MathJax-Span-179"/><text:span text:style-name="T1">E</text:span><text:bookmark text:name="MathJax-Span-180"/><text:span text:style-name="T2">)</text:span>, <text:bookmark text:name="MathJax-Span-181"/><text:bookmark text:name="MathJax-Span-182"/><text:bookmark text:name="MathJax-Span-183"/><text:bookmark text:name="MathJax-Element-26-Frame"/><text:span text:style-name="T1">F</text:span><text:bookmark text:name="MathJax-Span-186"/><text:bookmark text:name="MathJax-Span-185"/><text:bookmark text:name="MathJax-Span-184"/><text:span text:style-name="T3">²</text:span> et <text:bookmark text:name="MathJax-Span-189"/><text:bookmark text:name="MathJax-Span-188"/><text:bookmark text:name="MathJax-Span-187"/><text:bookmark text:name="MathJax-Element-27-Frame"/><text:span text:style-name="T1">E</text:span><text:bookmark text:name="MathJax-Span-192"/><text:bookmark text:name="MathJax-Span-191"/><text:bookmark text:name="MathJax-Span-190"/><text:span text:style-name="T3">³</text:span>.</text:p>
      <text:h text:style-name="P18" text:outline-level="1"> Opérations sur les ensembles</text:h>
      <text:p text:style-name="P7"><text:bookmark text:name="MathJax-Span-210"/><text:bookmark text:name="MathJax-Element-1-Frame1"/><text:bookmark text:name="MathJax-Span-310"/><text:bookmark text:name="MathJax-Span-118"/><text:span text:style-name="T1">A</text:span>, <text:bookmark text:name="MathJax-Span-610"/><text:bookmark text:name="MathJax-Span-510"/><text:bookmark text:name="MathJax-Span-410"/><text:bookmark text:name="MathJax-Element-2-Frame1"/><text:span text:style-name="T1">B</text:span> et <text:bookmark text:name="MathJax-Span-94"/><text:bookmark text:name="MathJax-Span-83"/><text:bookmark text:name="MathJax-Span-72"/><text:bookmark text:name="MathJax-Element-3-Frame1"/><text:span text:style-name="T1">C</text:span> sont des parties (sous-ensembles) d’un ensemble <text:bookmark text:name="MathJax-Element-4-Frame1"/><text:bookmark text:name="MathJax-Span-1010"/><text:bookmark text:name="MathJax-Span-1210"/><text:bookmark text:name="MathJax-Span-1110"/><text:span text:style-name="T1">E</text:span>.</text:p>
      <text:h text:style-name="P19" text:outline-level="2"><text:bookmark text:name="simplifications-elementaires1"/><text:a xlink:type="simple" xlink:href="http://profgra.org/lycee/BTS-SIO2-U21-11_Theorie_des_ensembles_exercices.html#simplifications-elementaires" text:style-name="Internet_20_link" text:visited-style-name="Visited_20_Internet_20_Link">1.1.</text:a> Simplifications élémentaires</text:h>
      <text:p text:style-name="P7">Réduire les expressions à une expression d’un seul symbole à choisir parmi <text:bookmark text:name="MathJax-Span-1510"/><text:bookmark text:name="MathJax-Span-1410"/><text:bookmark text:name="MathJax-Span-134"/><text:bookmark text:name="MathJax-Element-5-Frame1"/>∅, <text:bookmark text:name="MathJax-Span-1810"/><text:bookmark text:name="MathJax-Span-1710"/><text:bookmark text:name="MathJax-Span-1610"/><text:bookmark text:name="MathJax-Element-6-Frame1"/><text:span text:style-name="T1">E</text:span> et <text:bookmark text:name="MathJax-Element-7-Frame1"/><text:bookmark text:name="MathJax-Span-193"/><text:bookmark text:name="MathJax-Span-201"/><text:bookmark text:name="MathJax-Span-211"/><text:span text:style-name="T1">A</text:span> :</text:p>
      <text:list xml:id="list184817440596355" text:continue-list="list2939578412" text:style-name="L1">
        <text:list-item>
          <text:p text:style-name="P11"><text:bookmark text:name="MathJax-Element-8-Frame1"/><text:bookmark text:name="MathJax-Span-221"/><text:bookmark text:name="MathJax-Span-231"/><text:bookmark text:name="MathJax-Span-241"/><text:span text:style-name="T1">A</text:span><text:bookmark text:name="MathJax-Span-251"/>∪<text:bookmark text:name="MathJax-Span-261"/>∅ <text:bookmark text:name="MathJax-Span-291"/><text:bookmark text:name="MathJax-Span-281"/><text:bookmark text:name="MathJax-Span-271"/><text:bookmark text:name="MathJax-Element-9-Frame1"/><text:span text:style-name="T4">; </text:span><text:span text:style-name="T1">A</text:span><text:bookmark text:name="MathJax-Span-301"/>∩<text:bookmark text:name="MathJax-Span-311"/>∅ </text:p>
        </text:list-item>
        <text:list-item>
          <text:p text:style-name="P11"><text:bookmark text:name="MathJax-Span-321"/><text:bookmark text:name="MathJax-Element-10-Frame1"/><text:bookmark text:name="MathJax-Span-341"/><text:bookmark text:name="MathJax-Span-331"/><text:span text:style-name="T1">A</text:span><text:bookmark text:name="MathJax-Span-351"/>∪<text:bookmark text:name="MathJax-Span-361"/><text:span text:style-name="T1">E</text:span> <text:bookmark text:name="MathJax-Span-391"/><text:bookmark text:name="MathJax-Span-381"/><text:bookmark text:name="MathJax-Span-371"/><text:bookmark text:name="MathJax-Element-11-Frame1"/><text:span text:style-name="T4">; </text:span><text:span text:style-name="T1">A</text:span><text:bookmark text:name="MathJax-Span-401"/>∩<text:bookmark text:name="MathJax-Span-411"/><text:span text:style-name="T1">E</text:span> </text:p>
        </text:list-item>
        <text:list-item>
          <text:p text:style-name="P11"><text:bookmark text:name="MathJax-Span-421"/><text:bookmark text:name="MathJax-Span-431"/><text:bookmark text:name="MathJax-Span-441"/><text:bookmark text:name="MathJax-Element-12-Frame1"/><text:span text:style-name="T1">A</text:span><text:bookmark text:name="MathJax-Span-451"/>∪<text:bookmark text:name="MathJax-Span-461"/><text:span text:style-name="T1">A</text:span> <text:bookmark text:name="MathJax-Span-491"/><text:bookmark text:name="MathJax-Span-481"/><text:bookmark text:name="MathJax-Span-471"/><text:bookmark text:name="MathJax-Element-13-Frame1"/><text:span text:style-name="T4">; </text:span><text:span text:style-name="T1">A</text:span><text:bookmark text:name="MathJax-Span-501"/>∩<text:bookmark text:name="MathJax-Span-511"/><text:span text:style-name="T1">A</text:span> </text:p>
        </text:list-item>
        <text:list-item>
          <text:p text:style-name="P2"><text:bookmark text:name="MathJax-Element-14-Frame1"/><text:bookmark text:name="MathJax-Span-541"/><text:bookmark text:name="MathJax-Span-531"/><text:bookmark text:name="MathJax-Span-521"/><text:span text:style-name="T1">A</text:span><text:bookmark text:name="MathJax-Span-551"/>∩<text:bookmark text:name="MathJax-Span-561"/><text:span text:style-name="T2">(</text:span><text:bookmark text:name="MathJax-Span-571"/><text:span text:style-name="T2">(</text:span><text:bookmark text:name="MathJax-Span-581"/>∅<text:bookmark text:name="MathJax-Span-591"/><text:span text:style-name="T4"> </text:span>∪<text:bookmark text:name="MathJax-Span-601"/><text:span text:style-name="T4"> </text:span><text:span text:style-name="T1">A</text:span><text:bookmark text:name="MathJax-Span-611"/><text:span text:style-name="T2">)</text:span><text:bookmark text:name="MathJax-Span-621"/>∩<text:bookmark text:name="MathJax-Span-631"/><text:span text:style-name="T1">E</text:span><text:bookmark text:name="MathJax-Span-641"/><text:span text:style-name="T2">)</text:span> </text:p>
        </text:list-item>
      </text:list>
      <text:h text:style-name="P19" text:outline-level="2"><text:bookmark text:name="simplifications1"/><text:a xlink:type="simple" xlink:href="http://profgra.org/lycee/BTS-SIO2-U21-11_Theorie_des_ensembles_exercices.html#simplifications" text:style-name="Internet_20_link" text:visited-style-name="Visited_20_Internet_20_Link">1.2.</text:a> Simplifications</text:h>
      <text:p text:style-name="P7">Simplifier les expressions suivantes :</text:p>
      <text:list xml:id="list4045087583" text:style-name="L6">
        <text:list-item>
          <text:p text:style-name="P16"><text:bookmark text:name="MathJax-Span-651"/><text:bookmark text:name="MathJax-Span-671"/><text:bookmark text:name="MathJax-Span-661"/><text:bookmark text:name="MathJax-Element-15-Frame1"/><text:span text:style-name="T1">A</text:span><text:bookmark text:name="MathJax-Span-681"/>∩<text:bookmark text:name="MathJax-Span-691"/><text:span text:style-name="T2">(</text:span><text:bookmark text:name="MathJax-Span-711"/><text:bookmark text:name="MathJax-Span-701"/><text:span text:style-name="T2">¯</text:span><text:span text:style-name="T1">A</text:span><text:bookmark text:name="MathJax-Span-731"/>∩<text:bookmark text:name="MathJax-Span-741"/><text:span text:style-name="T1">B</text:span><text:bookmark text:name="MathJax-Span-751"/><text:span text:style-name="T2">)</text:span> <text:span text:style-name="T4">; </text:span><text:bookmark text:name="MathJax-Span-781"/><text:bookmark text:name="MathJax-Span-771"/><text:bookmark text:name="MathJax-Span-761"/><text:bookmark text:name="MathJax-Element-16-Frame1"/><text:span text:style-name="T1">A</text:span><text:bookmark text:name="MathJax-Span-791"/>∪<text:bookmark text:name="MathJax-Span-801"/><text:span text:style-name="T2">(</text:span><text:bookmark text:name="MathJax-Span-821"/><text:bookmark text:name="MathJax-Span-811"/><text:span text:style-name="T2">¯</text:span><text:span text:style-name="T1">A</text:span><text:bookmark text:name="MathJax-Span-841"/>∪<text:bookmark text:name="MathJax-Span-851"/><text:span text:style-name="T1">B</text:span><text:bookmark text:name="MathJax-Span-861"/><text:span text:style-name="T2">)</text:span> <text:span text:style-name="T4">; </text:span><text:bookmark text:name="MathJax-Span-891"/><text:bookmark text:name="MathJax-Span-881"/><text:bookmark text:name="MathJax-Span-871"/><text:bookmark text:name="MathJax-Element-17-Frame1"/><text:span text:style-name="T1">A</text:span><text:bookmark text:name="MathJax-Span-901"/>∪<text:bookmark text:name="MathJax-Span-911"/><text:span text:style-name="T2">(</text:span><text:bookmark text:name="MathJax-Span-921"/><text:bookmark text:name="MathJax-Span-931"/><text:span text:style-name="T2">¯</text:span><text:span text:style-name="T1">A</text:span><text:bookmark text:name="MathJax-Span-951"/>∩<text:bookmark text:name="MathJax-Span-961"/><text:span text:style-name="T1">B</text:span><text:bookmark text:name="MathJax-Span-971"/><text:span text:style-name="T2">)</text:span> </text:p>
        </text:list-item>
        <text:list-item>
          <text:p text:style-name="P8"><text:bookmark text:name="MathJax-Span-1001"/><text:bookmark text:name="MathJax-Element-18-Frame1"/><text:bookmark text:name="MathJax-Span-981"/><text:bookmark text:name="MathJax-Span-991"/><text:span text:style-name="T2">(</text:span><text:bookmark text:name="MathJax-Span-1021"/><text:bookmark text:name="MathJax-Span-1011"/><text:span text:style-name="T2">¯</text:span><text:span text:style-name="T1">A</text:span><text:bookmark text:name="MathJax-Span-1041"/><text:bookmark text:name="MathJax-Span-1031"/>∩<text:bookmark text:name="MathJax-Span-1051"/><text:span text:style-name="T1">B</text:span><text:bookmark text:name="MathJax-Span-1061"/><text:span text:style-name="T2">)</text:span><text:bookmark text:name="MathJax-Span-1071"/>∪<text:bookmark text:name="MathJax-Span-1081"/><text:span text:style-name="T2">(</text:span><text:bookmark text:name="MathJax-Span-1091"/><text:span text:style-name="T1">A</text:span><text:bookmark text:name="MathJax-Span-1101"/>∩<text:bookmark text:name="MathJax-Span-1111"/><text:span text:style-name="T1">B</text:span><text:bookmark text:name="MathJax-Span-1121"/><text:span text:style-name="T2">)</text:span> </text:p>
        </text:list-item>
      </text:list>
      <text:h text:style-name="P19" text:outline-level="2"><text:bookmark text:name="visualisations1"/><text:a xlink:type="simple" xlink:href="http://profgra.org/lycee/BTS-SIO2-U21-11_Theorie_des_ensembles_exercices.html#visualisations" text:style-name="Internet_20_link" text:visited-style-name="Visited_20_Internet_20_Link">1.3.</text:a> Visualisations</text:h>
      <text:p text:style-name="P7">Représenter graphiquement :</text:p>
      <text:list xml:id="list2714178181" text:style-name="L7">
        <text:list-item>
          <text:p text:style-name="P17"><text:bookmark text:name="MathJax-Span-1151"/><text:bookmark text:name="MathJax-Element-19-Frame1"/><text:bookmark text:name="MathJax-Span-1131"/><text:bookmark text:name="MathJax-Span-1141"/><text:span text:style-name="T2">(</text:span><text:bookmark text:name="MathJax-Span-1171"/><text:bookmark text:name="MathJax-Span-1161"/><text:span text:style-name="T2">¯</text:span><text:span text:style-name="T1">A</text:span><text:bookmark text:name="MathJax-Span-1191"/>∩<text:bookmark text:name="MathJax-Span-1201"/><text:span text:style-name="T1">B</text:span><text:bookmark text:name="MathJax-Span-1211"/><text:span text:style-name="T2">)</text:span><text:bookmark text:name="MathJax-Span-1221"/>∪<text:bookmark text:name="MathJax-Span-1231"/><text:span text:style-name="T2">(</text:span><text:bookmark text:name="MathJax-Span-1241"/><text:span text:style-name="T1">B</text:span><text:bookmark text:name="MathJax-Span-1251"/>∩<text:bookmark text:name="MathJax-Span-1261"/><text:span text:style-name="T1">C</text:span><text:bookmark text:name="MathJax-Span-1271"/><text:span text:style-name="T2">)</text:span> </text:p>
        </text:list-item>
        <text:list-item>
          <text:p text:style-name="P9"><text:bookmark text:name="MathJax-Span-1301"/><text:bookmark text:name="MathJax-Element-20-Frame1"/><text:bookmark text:name="MathJax-Span-1281"/><text:bookmark text:name="MathJax-Span-1291"/><text:span text:style-name="T1">A</text:span><text:bookmark text:name="MathJax-Span-1311"/>∩<text:bookmark text:name="MathJax-Span-1331"/><text:bookmark text:name="MathJax-Span-1321"/><text:span text:style-name="T2">¯</text:span><text:span text:style-name="T1">B</text:span><text:bookmark text:name="MathJax-Span-1351"/>∩<text:bookmark text:name="MathJax-Span-1361"/><text:span text:style-name="T1">C</text:span> </text:p>
        </text:list-item>
      </text:list>
      <text:h text:style-name="P19" text:outline-level="2"><text:bookmark text:name="produits-cartesiens1"/><text:a xlink:type="simple" xlink:href="http://profgra.org/lycee/BTS-SIO2-U21-11_Theorie_des_ensembles_exercices.html#produits-cartesiens" text:style-name="Internet_20_link" text:visited-style-name="Visited_20_Internet_20_Link">1.4.</text:a> Produits cartésiens</text:h>
      <text:p text:style-name="P7">On a <text:bookmark text:name="MathJax-Span-1391"/><text:bookmark text:name="MathJax-Span-1381"/><text:bookmark text:name="MathJax-Span-1371"/><text:bookmark text:name="MathJax-Element-21-Frame1"/><text:span text:style-name="T1">E</text:span><text:bookmark text:name="MathJax-Span-1401"/><text:span text:style-name="T2">=</text:span><text:bookmark text:name="MathJax-Span-1421"/><text:bookmark text:name="MathJax-Span-1411"/><text:span text:style-name="T2">{</text:span><text:bookmark text:name="MathJax-Span-1431"/><text:span text:style-name="T2">5</text:span><text:bookmark text:name="MathJax-Span-1441"/><text:span text:style-name="T2">;</text:span><text:bookmark text:name="MathJax-Span-1451"/><text:span text:style-name="T2">6</text:span><text:bookmark text:name="MathJax-Span-1461"/><text:span text:style-name="T2">}</text:span> et <text:bookmark text:name="MathJax-Span-1491"/><text:bookmark text:name="MathJax-Span-1481"/><text:bookmark text:name="MathJax-Span-1471"/><text:bookmark text:name="MathJax-Element-22-Frame1"/><text:span text:style-name="T1">F</text:span><text:bookmark text:name="MathJax-Span-1501"/><text:span text:style-name="T2">=</text:span><text:bookmark text:name="MathJax-Span-1521"/><text:bookmark text:name="MathJax-Span-1511"/><text:span text:style-name="T2">{</text:span><text:bookmark text:name="MathJax-Span-1531"/><text:span text:style-name="T2">7</text:span><text:bookmark text:name="MathJax-Span-1541"/><text:span text:style-name="T2">;</text:span><text:bookmark text:name="MathJax-Span-1551"/><text:span text:style-name="T2">8</text:span><text:bookmark text:name="MathJax-Span-1561"/><text:span text:style-name="T2">;</text:span><text:bookmark text:name="MathJax-Span-1571"/><text:span text:style-name="T2">9</text:span><text:bookmark text:name="MathJax-Span-1581"/><text:span text:style-name="T2">}</text:span>.</text:p>
      <text:p text:style-name="P7">Pour chaque ensemble donné ci-après, le décrire et donner son cardinal :</text:p>
      <text:p text:style-name="P7"><text:bookmark text:name="MathJax-Span-1611"/><text:bookmark text:name="MathJax-Element-23-Frame1"/><text:bookmark text:name="MathJax-Span-1591"/><text:bookmark text:name="MathJax-Span-1601"/><text:span text:style-name="T1">E</text:span><text:bookmark text:name="MathJax-Span-1621"/><text:span text:style-name="T2">×</text:span><text:bookmark text:name="MathJax-Span-1631"/><text:span text:style-name="T1">F</text:span>, <text:bookmark text:name="MathJax-Span-1661"/><text:bookmark text:name="MathJax-Span-1651"/><text:bookmark text:name="MathJax-Span-1641"/><text:bookmark text:name="MathJax-Element-24-Frame1"/><text:span text:style-name="T1">F</text:span><text:bookmark text:name="MathJax-Span-1671"/><text:span text:style-name="T2">×</text:span><text:bookmark text:name="MathJax-Span-1681"/><text:span text:style-name="T1">E</text:span>, <text:bookmark text:name="MathJax-Element-25-Frame1"/><text:bookmark text:name="MathJax-Span-1711"/><text:bookmark text:name="MathJax-Span-1701"/><text:bookmark text:name="MathJax-Span-1691"/><text:span text:style-name="T1">E</text:span><text:bookmark text:name="MathJax-Span-1741"/><text:bookmark text:name="MathJax-Span-1731"/><text:bookmark text:name="MathJax-Span-1721"/><text:span text:style-name="T3">²</text:span><text:bookmark text:name="MathJax-Span-1751"/><text:span text:style-name="T2">(</text:span><text:bookmark text:name="MathJax-Span-1761"/><text:span text:style-name="T2">=</text:span><text:bookmark text:name="MathJax-Span-1771"/><text:span text:style-name="T1">E</text:span><text:bookmark text:name="MathJax-Span-1781"/><text:span text:style-name="T2">×</text:span><text:bookmark text:name="MathJax-Span-1791"/><text:span text:style-name="T1">E</text:span><text:bookmark text:name="MathJax-Span-1801"/><text:span text:style-name="T2">)</text:span>, <text:bookmark text:name="MathJax-Span-1811"/><text:bookmark text:name="MathJax-Span-1821"/><text:bookmark text:name="MathJax-Span-1831"/><text:bookmark text:name="MathJax-Element-26-Frame1"/><text:span text:style-name="T1">F</text:span><text:bookmark text:name="MathJax-Span-1861"/><text:bookmark text:name="MathJax-Span-1851"/><text:bookmark text:name="MathJax-Span-1841"/><text:span text:style-name="T3">²</text:span> et <text:bookmark text:name="MathJax-Span-1891"/><text:bookmark text:name="MathJax-Span-1881"/><text:bookmark text:name="MathJax-Span-1871"/><text:bookmark text:name="MathJax-Element-27-Frame1"/><text:span text:style-name="T1">E</text:span><text:bookmark text:name="MathJax-Span-1921"/><text:bookmark text:name="MathJax-Span-1911"/><text:bookmark text:name="MathJax-Span-1901"/><text:span text:style-name="T3">³</text:span>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STIXGeneral" svg:font-family="STIXGeneral, 'Arial Unicode MS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2-09-08T10:16:43.317949937</meta:creation-date>
    <dc:date>2023-11-08T18:48:16.663584066</dc:date>
    <dc:creator>Christophe Gragnic</dc:creator>
    <meta:editing-duration>PT4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212" meta:character-count="1174" meta:non-whitespace-character-count="1010"/>
  </office:meta>
</office:document-meta>
</file>